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F00000610FFA7FF367183FF4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8cm, 3.132cm, 43.174cm, 3.169cm)" draw:image-opacity="5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8cm, 3.132cm, 43.174cm, 8.353cm)" draw:image-opacity="75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68cm" svg:height="4.372cm" svg:x="0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1" draw:text-style-name="P1" draw:layer="layout" svg:width="16.168cm" svg:height="4.372cm" svg:x="0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2" draw:text-style-name="P1" draw:layer="layout" svg:width="13.839cm" svg:height="4.372cm" svg:x="15.91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2" draw:text-style-name="P1" draw:layer="layout" svg:width="13.839cm" svg:height="4.372cm" svg:x="29.448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2" draw:text-style-name="P1" draw:layer="layout" svg:width="13.839cm" svg:height="4.372cm" svg:x="43.049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2" draw:text-style-name="P1" draw:layer="layout" svg:width="13.839cm" svg:height="4.372cm" svg:x="56.65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2" draw:text-style-name="P1" draw:layer="layout" svg:width="13.839cm" svg:height="4.372cm" svg:x="70.251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2" draw:text-style-name="P1" draw:layer="layout" svg:width="13.839cm" svg:height="4.372cm" svg:x="83.852cm" svg:y="0cm">
          <draw:image xlink:href="Pictures/10000000000004AF00000610FFA7FF367183FF4F.jpg" xlink:type="simple" xlink:show="embed" xlink:actuate="onLoad" draw:mime-type="image/jpeg">
            <text:p/>
          </draw:image>
        </draw:frame>
        <draw:frame draw:style-name="gr2" draw:text-style-name="P1" draw:layer="layout" svg:width="4.147cm" svg:height="4.372cm" svg:x="97.453cm" svg:y="0cm">
          <draw:image xlink:href="Pictures/10000000000004AF00000610FFA7FF367183FF4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1.6cm" fo:page-height="4.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30T10:17:51.696497032</dc:date>
    <meta:editing-duration>PT6M45S</meta:editing-duration>
    <meta:editing-cycles>3</meta:editing-cycles>
    <meta:generator>LibreOffice/7.4.5.1$Linux_X86_64 LibreOffice_project/40$Build-1</meta:generator>
    <meta:document-statistic meta:object-count="9"/>
  </office:meta>
</office:document-meta>
</file>